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textResolverIntegrationTests.fixedLoca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eContextResolverIntegrationTests.handler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ContextResolver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ResolverIntegrationTests.render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Resolver.resolveViewName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.DummyView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.render( @ Nullable Map &lt; String , ? &gt; model , @ Nullable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